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cc1" officeooo:paragraph-rsid="00115cc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15cc1" officeooo:paragraph-rsid="00115c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’s</text:p>
      <text:p text:style-name="P1">Application Programming Interfaces</text:p>
      <text:p text:style-name="P1"/>
      <text:list xml:id="list1746880874" text:style-name="L1">
        <text:list-item>
          <text:p text:style-name="P2">API = Application Programming Interface.</text:p>
          <text:list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23:54:13.703000000</meta:creation-date>
    <meta:editing-duration>PT9S</meta:editing-duration>
    <meta:editing-cycles>2</meta:editing-cycles>
    <meta:generator>LibreOffice/6.3.4.2$Windows_X86_64 LibreOffice_project/60da17e045e08f1793c57c00ba83cdfce946d0aa</meta:generator>
    <dc:date>2020-03-13T23:54:21.161000000</dc:date>
    <meta:document-statistic meta:table-count="0" meta:image-count="0" meta:object-count="0" meta:page-count="1" meta:paragraph-count="4" meta:word-count="11" meta:character-count="81" meta:non-whitespace-character-count="75"/>
  </office:meta>
</office:document-meta>
</file>